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337.55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76.45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52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58.94pt"/>
    </style:style>
    <style:style style:name="co11" style:family="table-column">
      <style:table-column-properties fo:break-before="auto" style:column-width="11.2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ans" style:font-name-asian="Source Han Sans CN Regular" style:font-name-complex="Lohit Devanagari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oche Pharma (Schweiz) A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ci</text:p>
          </table:table-cell>
          <table:table-cell table:style-name="ce1" office:value-type="string" calcext:value-type="string">
            <text:p>donations_grants</text:p>
          </table:table-cell>
          <table:table-cell table:style-name="ce1" office:value-type="string" calcext:value-type="string">
            <text:p>sponsorship</text:p>
          </table:table-cell>
          <table:table-cell table:style-name="ce3" office:value-type="string" calcext:value-type="string">
            <text:p>registration_fees</text:p>
          </table:table-cell>
          <table:table-cell table:style-name="ce4" office:value-type="string" calcext:value-type="string">
            <text:p>travel_accommodation</text:p>
          </table:table-cell>
          <table:table-cell table:style-name="ce4" office:value-type="string" calcext:value-type="string">
            <text:p>fees</text:p>
          </table:table-cell>
          <table:table-cell table:style-name="ce4" office:value-type="string" calcext:value-type="string">
            <text:p>related_expens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4"/>
        </table:table-row>
        <table:table-row table:style-name="ro2">
          <table:table-cell office:value-type="string" calcext:value-type="string">
            <text:p>Adam Czaplinsk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heaterstrasse 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9" calcext:value-type="float">
            <text:p>359</text:p>
          </table:table-cell>
          <table:table-cell office:value-type="float" office:value="336" calcext:value-type="float">
            <text:p>336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table:formula="of:=SUM([.E2:.K2])" office:value-type="float" office:value="3990" calcext:value-type="float">
            <text:p>39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rian Dubs</text:p>
          </table:table-cell>
          <table:table-cell office:value-type="string" calcext:value-type="string">
            <text:p>Männe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syl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21" calcext:value-type="float">
            <text:p>421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table:formula="of:=SUM([.E3:.K3])" office:value-type="float" office:value="3074" calcext:value-type="float">
            <text:p>307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rian Forste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4533" calcext:value-type="float">
            <text:p>4533</text:p>
          </table:table-cell>
          <table:table-cell table:formula="of:=SUM([.E4:.K4])" office:value-type="float" office:value="9066" calcext:value-type="float">
            <text:p>906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gnes Auteri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Chasseral 2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5:.K5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den Moccia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all'Ospedale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795" calcext:value-type="float">
            <text:p>795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711" calcext:value-type="float">
            <text:p>5711</text:p>
          </table:table-cell>
          <table:table-cell table:formula="of:=SUM([.E6:.K6])" office:value-type="float" office:value="11422" calcext:value-type="float">
            <text:p>1142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er Dieterle</text:p>
          </table:table-cell>
          <table:table-cell office:value-type="string" calcext:value-type="string">
            <text:p>Birsfel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uptstrasse 7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table:formula="of:=SUM([.E7:.K7])" office:value-type="float" office:value="1986" calcext:value-type="float">
            <text:p>19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er Martin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heinstrasse 1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8:.K8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er Siebenhün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9:.K9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er Turk</text:p>
          </table:table-cell>
          <table:table-cell office:value-type="string" calcext:value-type="string">
            <text:p>Hor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sylstrasse 1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10:.K10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ra Studhalter</text:p>
          </table:table-cell>
          <table:table-cell office:value-type="string" calcext:value-type="string">
            <text:p>Zof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thausgasse 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1:.K11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re Bodme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ulevard de la Cluse 3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2" calcext:value-type="float">
            <text:p>402</text:p>
          </table:table-cell>
          <table:table-cell office:value-type="float" office:value="1180" calcext:value-type="float">
            <text:p>118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582" calcext:value-type="float">
            <text:p>5582</text:p>
          </table:table-cell>
          <table:table-cell table:formula="of:=SUM([.E12:.K12])" office:value-type="float" office:value="11164" calcext:value-type="float">
            <text:p>111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re Christinat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Fogazzaro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SUM([.E13:.K13])" office:value-type="float" office:value="1400" calcext:value-type="float">
            <text:p>1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ina Elisabeta Stadler</text:p>
          </table:table-cell>
          <table:table-cell office:value-type="string" calcext:value-type="string">
            <text:p>Aarb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ängackerstrasse 2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table:formula="of:=SUM([.E14:.K14])" office:value-type="float" office:value="1884" calcext:value-type="float">
            <text:p>188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 Bishara</text:p>
          </table:table-cell>
          <table:table-cell office:value-type="string" calcext:value-type="string">
            <text:p>Caroug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Vautier 17c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SUM([.E15:.K15])" office:value-type="float" office:value="1115" calcext:value-type="float">
            <text:p>111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stasios Stathis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pedale San Giovanni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6:.K16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 Papadia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10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7:.K17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Bart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grünstrasse 3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formula="of:=SUM([.E18:.K18])" office:value-type="float" office:value="1700" calcext:value-type="float">
            <text:p>17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Christ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iefenaustrasse 1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19:.K19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Himmelman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Anna-Strasse 3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20:.K20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Hochstrasser</text:p>
          </table:table-cell>
          <table:table-cell office:value-type="string" calcext:value-type="string">
            <text:p>Männe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syl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table:formula="of:=SUM([.E21:.K21])" office:value-type="float" office:value="1986" calcext:value-type="float">
            <text:p>19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Laubscher</text:p>
          </table:table-cell>
          <table:table-cell office:value-type="string" calcext:value-type="string">
            <text:p>Bad Raga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 Platz 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formula="of:=SUM([.E22:.K22])" office:value-type="float" office:value="1230" calcext:value-type="float">
            <text:p>123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Mülle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2" calcext:value-type="float">
            <text:p>272</text:p>
          </table:table-cell>
          <table:table-cell office:value-type="float" office:value="865" calcext:value-type="float">
            <text:p>865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table:formula="of:=SUM([.E23:.K23])" office:value-type="float" office:value="6174" calcext:value-type="float">
            <text:p>617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gela Pugliesi</text:p>
          </table:table-cell>
          <table:table-cell office:value-type="string" calcext:value-type="string">
            <text:p>Meyr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J.-D.-Maillard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24:.K24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ne Hügli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 Beau-Soleil 2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5:.K25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ne-Marie Chamot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Centrale 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7" calcext:value-type="float">
            <text:p>20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table:formula="of:=SUM([.E26:.K26])" office:value-type="float" office:value="1108" calcext:value-type="float">
            <text:p>110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n-Katrin Seidel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7:.K27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ouk Widm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8:.K28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tonella Palumbo Pellini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lita Mariotti 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29:.K29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tonello Calderoni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Fogazzaro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formula="of:=SUM([.E30:.K30])" office:value-type="float" office:value="1700" calcext:value-type="float">
            <text:p>17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iane Saudan-Kiste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yon 57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SUM([.E31:.K31])" office:value-type="float" office:value="1115" calcext:value-type="float">
            <text:p>111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min Zink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32:.K32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naud Roth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96" calcext:value-type="float">
            <text:p>396</text:p>
          </table:table-cell>
          <table:table-cell office:value-type="float" office:value="4315" calcext:value-type="float">
            <text:p>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1" calcext:value-type="float">
            <text:p>4711</text:p>
          </table:table-cell>
          <table:table-cell table:formula="of:=SUM([.E33:.K33])" office:value-type="float" office:value="9422" calcext:value-type="float">
            <text:p>942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udrey Simon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34:.K34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ugusto Pedrazzini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Vincenzo Vela 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35:.K35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z Kleiner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immattalstrasse 16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36:.K36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il Albert Bätti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adelhoferstrasse 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SUM([.E37:.K37])" office:value-type="float" office:value="1866" calcext:value-type="float">
            <text:p>186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at Bühler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degg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38:.K38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at Kipf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39:.K39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ate Gleissner</text:p>
          </table:table-cell>
          <table:table-cell office:value-type="string" calcext:value-type="string">
            <text:p>Bä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16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40:.K40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éatrice Zimmerli Schwab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ogelsang 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21" calcext:value-type="float">
            <text:p>421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formula="of:=SUM([.E41:.K41])" office:value-type="float" office:value="2868" calcext:value-type="float">
            <text:p>286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hrouz Mansouri Taleghan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42:.K42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rnhard Pestalozz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43:.K43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ttina Engel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u Théâtre 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table:formula="of:=SUM([.E44:.K44])" office:value-type="float" office:value="2186" calcext:value-type="float">
            <text:p>21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ris Fisch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formula="of:=SUM([.E45:.K45])" office:value-type="float" office:value="750" calcext:value-type="float">
            <text:p>7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ris Hübentha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eizerhofstrass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46:.K46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ris Schleiffenbaum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llariastrasse 3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7" calcext:value-type="float">
            <text:p>337</text:p>
          </table:table-cell>
          <table:table-cell office:value-type="float" office:value="1197" calcext:value-type="float">
            <text:p>1197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table:formula="of:=SUM([.E47:.K47])" office:value-type="float" office:value="6668" calcext:value-type="float">
            <text:p>666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ritta Maur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table:formula="of:=SUM([.E48:.K48])" office:value-type="float" office:value="2296" calcext:value-type="float">
            <text:p>229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urkhard Möll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SUM([.E49:.K49])" office:value-type="float" office:value="2378" calcext:value-type="float">
            <text:p>237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rlo Chizzolini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table:formula="of:=SUM([.E50:.K50])" office:value-type="float" office:value="2182" calcext:value-type="float">
            <text:p>218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rolin Brümmerhoff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51:.K51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roline Brunner-Schmöller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SUM([.E52:.K52])" office:value-type="float" office:value="2148" calcext:value-type="float">
            <text:p>214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therine Leromain</text:p>
          </table:table-cell>
          <table:table-cell office:value-type="string" calcext:value-type="string">
            <text:p>Yverdon-les-Bai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s Bains 2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53:.K53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therine Plancherel Lévy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Hans-Geiler 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54:.K54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trina Uhlmann Nussbaum</text:p>
          </table:table-cell>
          <table:table-cell office:value-type="string" calcext:value-type="string">
            <text:p>Olt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lerstrasse 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55:.K55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édric Poye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E56:.K56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em Gabay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Beau-Séjour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0" calcext:value-type="float">
            <text:p>9750</text:p>
          </table:table-cell>
          <table:table-cell office:value-type="float" office:value="450" calcext:value-type="float">
            <text:p>450</text:p>
          </table:table-cell>
          <table:table-cell office:value-type="float" office:value="10200" calcext:value-type="float">
            <text:p>10200</text:p>
          </table:table-cell>
          <table:table-cell table:formula="of:=SUM([.E57:.K57])" office:value-type="float" office:value="20400" calcext:value-type="float">
            <text:p>20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a Bauman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emgartenstrasse 11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2" calcext:value-type="float">
            <text:p>402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table:formula="of:=SUM([.E58:.K58])" office:value-type="float" office:value="3164" calcext:value-type="float">
            <text:p>31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ristian Claren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92" calcext:value-type="float">
            <text:p>492</text:p>
          </table:table-cell>
          <table:table-cell office:value-type="float" office:value="874" calcext:value-type="float">
            <text:p>874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table:formula="of:=SUM([.E59:.K59])" office:value-type="float" office:value="7132" calcext:value-type="float">
            <text:p>713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ian Monnerat</text:p>
          </table:table-cell>
          <table:table-cell office:value-type="string" calcext:value-type="string">
            <text:p>Delémon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aubourg des Capucins 3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SUM([.E60:.K60])" office:value-type="float" office:value="324" calcext:value-type="float">
            <text:p>32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ian Spiri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Anna-Strasse 3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61:.K61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ristian Stettler</text:p>
          </table:table-cell>
          <table:table-cell office:value-type="string" calcext:value-type="string">
            <text:p>Mouti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Beausite 4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formula="of:=SUM([.E62:.K62])" office:value-type="float" office:value="848" calcext:value-type="float">
            <text:p>84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f Wittig</text:p>
          </table:table-cell>
          <table:table-cell office:value-type="string" calcext:value-type="string">
            <text:p>Bad Raga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 Platz 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SUM([.E63:.K63])" office:value-type="float" office:value="1216" calcext:value-type="float">
            <text:p>12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ph Gut</text:p>
          </table:table-cell>
          <table:table-cell office:value-type="string" calcext:value-type="string">
            <text:p>Rein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uggstrasse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64:.K64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ph Renn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79" calcext:value-type="float">
            <text:p>679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table:formula="of:=SUM([.E65:.K65])" office:value-type="float" office:value="3274" calcext:value-type="float">
            <text:p>327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ph Rochlitz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66:.K66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ph Taus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feldstrasse 21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formula="of:=SUM([.E67:.K67])" office:value-type="float" office:value="2500" calcext:value-type="float">
            <text:p>2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audia Linsenmei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68:.K68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audine Helg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Maunoir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69:.K69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audius Irlé</text:p>
          </table:table-cell>
          <table:table-cell office:value-type="string" calcext:value-type="string">
            <text:p>Meyr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Jacob-Daniel Maillard 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table:formula="of:=SUM([.E70:.K70])" office:value-type="float" office:value="7560" calcext:value-type="float">
            <text:p>756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aus Kopp</text:p>
          </table:table-cell>
          <table:table-cell office:value-type="string" calcext:value-type="string">
            <text:p>Münchenste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strasse 5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71:.K71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d von Restorff</text:p>
          </table:table-cell>
          <table:table-cell office:value-type="string" calcext:value-type="string">
            <text:p>Männe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sylstrasse 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74" calcext:value-type="float">
            <text:p>574</text:p>
          </table:table-cell>
          <table:table-cell office:value-type="float" office:value="5180" calcext:value-type="float">
            <text:p>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4" calcext:value-type="float">
            <text:p>5754</text:p>
          </table:table-cell>
          <table:table-cell table:formula="of:=SUM([.E72:.K72])" office:value-type="float" office:value="11508" calcext:value-type="float">
            <text:p>1150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ina Bron Yawalka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emgartenstrasse 11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formula="of:=SUM([.E73:.K73])" office:value-type="float" office:value="940" calcext:value-type="float">
            <text:p>94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nel Stöckli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cherstrasse 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table:formula="of:=SUM([.E74:.K74])" office:value-type="float" office:value="2128" calcext:value-type="float">
            <text:p>212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ristiana Sessa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pedale San Giovanni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75:.K75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gmar Regina Hauser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ndhausstrasse 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table:formula="of:=SUM([.E76:.K76])" office:value-type="float" office:value="2186" calcext:value-type="float">
            <text:p>21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iana Stolz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table:formula="of:=SUM([.E77:.K77])" office:value-type="float" office:value="4840" calcext:value-type="float">
            <text:p>484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 Adle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table:formula="of:=SUM([.E78:.K78])" office:value-type="float" office:value="2364" calcext:value-type="float">
            <text:p>23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Reding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ndhausstrasse 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79:.K79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Betticher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73" calcext:value-type="float">
            <text:p>473</text:p>
          </table:table-cell>
          <table:table-cell office:value-type="float" office:value="550" calcext:value-type="float">
            <text:p>55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4923" calcext:value-type="float">
            <text:p>4923</text:p>
          </table:table-cell>
          <table:table-cell table:formula="of:=SUM([.E80:.K80])" office:value-type="float" office:value="9846" calcext:value-type="float">
            <text:p>984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Fink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formula="of:=SUM([.E81:.K81])" office:value-type="float" office:value="6400" calcext:value-type="float">
            <text:p>6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Ritsch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bisstrasse 5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formula="of:=SUM([.E82:.K82])" office:value-type="float" office:value="1800" calcext:value-type="float">
            <text:p>1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Ryser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grünstrasse 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E83:.K83])" office:value-type="float" office:value="3054" calcext:value-type="float">
            <text:p>305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a Benz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Jacques-Vogt 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76" calcext:value-type="float">
            <text:p>576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table:formula="of:=SUM([.E84:.K84])" office:value-type="float" office:value="2390" calcext:value-type="float">
            <text:p>23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vid Germa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85:.K85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vid Thorn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nge Gasse 7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formula="of:=SUM([.E86:.K86])" office:value-type="float" office:value="3100" calcext:value-type="float">
            <text:p>31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ivis Strut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87:.K87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idier Renaud Jallut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u Théâtre 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table:formula="of:=SUM([.E88:.K88])" office:value-type="float" office:value="5100" calcext:value-type="float">
            <text:p>51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imitrios Chatsiproios</text:p>
          </table:table-cell>
          <table:table-cell office:value-type="string" calcext:value-type="string">
            <text:p>Unknown / Relocate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known / Relocat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89:.K89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minique Piguet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lle du Peyrou 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2" calcext:value-type="float">
            <text:p>942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formula="of:=SUM([.E90:.K90])" office:value-type="float" office:value="3800" calcext:value-type="float">
            <text:p>3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nat Dür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27" calcext:value-type="float">
            <text:p>527</text:p>
          </table:table-cell>
          <table:table-cell office:value-type="float" office:value="1066" calcext:value-type="float">
            <text:p>1066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table:formula="of:=SUM([.E91:.K91])" office:value-type="float" office:value="4886" calcext:value-type="float">
            <text:p>48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irini Kouroupi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Maladière 4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92:.K92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loi Baumgartner</text:p>
          </table:table-cell>
          <table:table-cell office:value-type="string" calcext:value-type="string">
            <text:p>Porrentru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Jura 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9" calcext:value-type="float">
            <text:p>27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formula="of:=SUM([.E93:.K93])" office:value-type="float" office:value="738" calcext:value-type="float">
            <text:p>73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rico Roggero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le Portone 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94:.K94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ich Russ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rkurstrasse 2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95:.K95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nst-Wilhelm Radü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ittlere-Strasse 8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0" calcext:value-type="float">
            <text:p>16740</text:p>
          </table:table-cell>
          <table:table-cell office:value-type="float" office:value="0" calcext:value-type="float">
            <text:p>0</text:p>
          </table:table-cell>
          <table:table-cell office:value-type="float" office:value="16740" calcext:value-type="float">
            <text:p>16740</text:p>
          </table:table-cell>
          <table:table-cell table:formula="of:=SUM([.E96:.K96])" office:value-type="float" office:value="33480" calcext:value-type="float">
            <text:p>3348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ther Katrin Hostettler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formula="of:=SUM([.E97:.K97])" office:value-type="float" office:value="2800" calcext:value-type="float">
            <text:p>2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abia Weisser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degg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98:.K98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abian Büchel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99:.K99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elicitas Hitz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401" calcext:value-type="float">
            <text:p>401</text:p>
          </table:table-cell>
          <table:table-cell office:value-type="float" office:value="1901" calcext:value-type="float">
            <text:p>1901</text:p>
          </table:table-cell>
          <table:table-cell table:formula="of:=SUM([.E100:.K100])" office:value-type="float" office:value="3802" calcext:value-type="float">
            <text:p>380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ernando Colla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heaterstrasse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2" calcext:value-type="float">
            <text:p>252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formula="of:=SUM([.E101:.K101])" office:value-type="float" office:value="1290" calcext:value-type="float">
            <text:p>12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nco Cavalli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pedale San Giovanni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058" calcext:value-type="float">
            <text:p>1058</text:p>
          </table:table-cell>
          <table:table-cell office:value-type="float" office:value="2558" calcext:value-type="float">
            <text:p>2558</text:p>
          </table:table-cell>
          <table:table-cell table:formula="of:=SUM([.E102:.K102])" office:value-type="float" office:value="5116" calcext:value-type="float">
            <text:p>51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nz Imm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upenstrasse 3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103:.K103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nziska Häfner</text:p>
          </table:table-cell>
          <table:table-cell office:value-type="string" calcext:value-type="string">
            <text:p>Thal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te Landstrasse 13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04:.K104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nziska Zenger</text:p>
          </table:table-cell>
          <table:table-cell office:value-type="string" calcext:value-type="string">
            <text:p>Brug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öhlichstrasse 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05:.K105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eorg Tscherry</text:p>
          </table:table-cell>
          <table:table-cell office:value-type="string" calcext:value-type="string">
            <text:p>Us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unnenstrasse 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table:formula="of:=SUM([.E106:.K106])" office:value-type="float" office:value="3132" calcext:value-type="float">
            <text:p>313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eorgios Georgiou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Vigie 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07:.K107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ianfranco Pesce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08:.K108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iannicola D'Addario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issbergstrasse 8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formula="of:=SUM([.E109:.K109])" office:value-type="float" office:value="1186" calcext:value-type="float">
            <text:p>11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isela Rillin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oststrasse 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10:.K110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regor Fürstenberger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sanserstrasse 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11:.K111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uido Domenighetti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1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formula="of:=SUM([.E112:.K112])" office:value-type="float" office:value="594" calcext:value-type="float">
            <text:p>59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ünther Zech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llertstrasse 1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13:.K113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mdi Abeidi</text:p>
          </table:table-cell>
          <table:table-cell office:value-type="string" calcext:value-type="string">
            <text:p>S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Sion 3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formula="of:=SUM([.E114:.K114])" office:value-type="float" office:value="2100" calcext:value-type="float">
            <text:p>21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ne Hawl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3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15:.K115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s-Georg Wirschin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116:.K116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sruedi Gugg</text:p>
          </table:table-cell>
          <table:table-cell office:value-type="string" calcext:value-type="string">
            <text:p>Rickenbach b. 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oggenburgerstrasse 4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17:.K117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eribert Mauron</text:p>
          </table:table-cell>
          <table:table-cell office:value-type="string" calcext:value-type="string">
            <text:p>Moossee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osbühlstrasse 3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118:.K118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lger Mo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melzbergstrasse 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1944" calcext:value-type="float">
            <text:p>1944</text:p>
          </table:table-cell>
          <table:table-cell office:value-type="float" office:value="11319" calcext:value-type="float">
            <text:p>11319</text:p>
          </table:table-cell>
          <table:table-cell table:formula="of:=SUM([.E119:.K119])" office:value-type="float" office:value="22638" calcext:value-type="float">
            <text:p>2263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ubert Schefer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Anna-Strasse 3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20:.K120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na Meye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121:.K121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oannis Metaxas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oëstrasse 17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22:.K122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oannis Papadopoulos</text:p>
          </table:table-cell>
          <table:table-cell office:value-type="string" calcext:value-type="string">
            <text:p>Münchenste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inacherstrasse 2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23:.K123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sabelle Schönenberger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dianstrasse 3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24:.K124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cques Stalder</text:p>
          </table:table-cell>
          <table:table-cell office:value-type="string" calcext:value-type="string">
            <text:p>Yverdon-les-Bai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s Remparts 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25:.K125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n Heckma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26:.K126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an Dudler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53" calcext:value-type="float">
            <text:p>453</text:p>
          </table:table-cell>
          <table:table-cell office:value-type="float" office:value="5366" calcext:value-type="float">
            <text:p>5366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319" calcext:value-type="float">
            <text:p>7319</text:p>
          </table:table-cell>
          <table:table-cell table:formula="of:=SUM([.E127:.K127])" office:value-type="float" office:value="14638" calcext:value-type="float">
            <text:p>1463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an-François Lambert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Monastier 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28:.K128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roen Simon Goede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SUM([.E129:.K129])" office:value-type="float" office:value="4600" calcext:value-type="float">
            <text:p>4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ohann Gregory Wirth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E130:.K130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örg Eimer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olzhäusernstrasse 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131:.K131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örg-Erich Bautzman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ribschenstrasse 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132:.K132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ulian Cooper</text:p>
          </table:table-cell>
          <table:table-cell office:value-type="string" calcext:value-type="string">
            <text:p>Langenth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senmattstrasse 3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SUM([.E133:.K133])" office:value-type="float" office:value="1216" calcext:value-type="float">
            <text:p>12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ulian Schard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34:.K134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ürg Bernhard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grünstrasse 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formula="of:=SUM([.E135:.K135])" office:value-type="float" office:value="1814" calcext:value-type="float">
            <text:p>181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rin Hohloch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oëstrasse 17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formula="of:=SUM([.E136:.K136])" office:value-type="float" office:value="1952" calcext:value-type="float">
            <text:p>195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rl Steuer</text:p>
          </table:table-cell>
          <table:table-cell office:value-type="string" calcext:value-type="string">
            <text:p>Allsch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ennerstrasse 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table:formula="of:=SUM([.E137:.K137])" office:value-type="float" office:value="2186" calcext:value-type="float">
            <text:p>21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spar Remu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emgartenstrasse 11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table:formula="of:=SUM([.E138:.K138])" office:value-type="float" office:value="1108" calcext:value-type="float">
            <text:p>110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tja Zirlik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sanserstrasse 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39:.K139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trin Breitling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issbergstrasse 8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47" calcext:value-type="float">
            <text:p>447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formula="of:=SUM([.E140:.K140])" office:value-type="float" office:value="2042" calcext:value-type="float">
            <text:p>204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trin Conen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141:.K141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laus Peter Schalk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in 3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formula="of:=SUM([.E142:.K142])" office:value-type="float" office:value="3600" calcext:value-type="float">
            <text:p>3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nstantin Dede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2" calcext:value-type="float">
            <text:p>402</text:p>
          </table:table-cell>
          <table:table-cell office:value-type="float" office:value="4496" calcext:value-type="float">
            <text:p>4496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7398" calcext:value-type="float">
            <text:p>7398</text:p>
          </table:table-cell>
          <table:table-cell table:formula="of:=SUM([.E143:.K143])" office:value-type="float" office:value="14796" calcext:value-type="float">
            <text:p>1479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ristin Zeidler</text:p>
          </table:table-cell>
          <table:table-cell office:value-type="string" calcext:value-type="string">
            <text:p>Sta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nnetmooserstrasse 1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44:.K144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ure Sophie Brulhart Bletsas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Chasseral 2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formula="of:=SUM([.E145:.K145])" office:value-type="float" office:value="558" calcext:value-type="float">
            <text:p>55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urent Carrez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44" calcext:value-type="float">
            <text:p>44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formula="of:=SUM([.E146:.K146])" office:value-type="float" office:value="1264" calcext:value-type="float">
            <text:p>12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urent Rosset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Villars 3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47:.K147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urent Wälchli</text:p>
          </table:table-cell>
          <table:table-cell office:value-type="string" calcext:value-type="string">
            <text:p>Chêne-Bougeri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Chêne 1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formula="of:=SUM([.E148:.K148])" office:value-type="float" office:value="4400" calcext:value-type="float">
            <text:p>4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eila Achtari Jeanneret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Maladière 4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49:.K149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ca Mazzucchelli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in Selva 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44" calcext:value-type="float">
            <text:p>444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table:formula="of:=SUM([.E150:.K150])" office:value-type="float" office:value="1854" calcext:value-type="float">
            <text:p>185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cas Widm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formula="of:=SUM([.E151:.K151])" office:value-type="float" office:value="2090" calcext:value-type="float">
            <text:p>20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cien Perey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u Crêt 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30" calcext:value-type="float">
            <text:p>53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table:formula="of:=SUM([.E152:.K152])" office:value-type="float" office:value="3016" calcext:value-type="float">
            <text:p>30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dger Kneuper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eizerhofstrass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53:.K153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divine Mercier</text:p>
          </table:table-cell>
          <table:table-cell office:value-type="string" calcext:value-type="string">
            <text:p>Delémon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aubourg des Capucins 3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21" calcext:value-type="float">
            <text:p>421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table:formula="of:=SUM([.E154:.K154])" office:value-type="float" office:value="2943" calcext:value-type="float">
            <text:p>294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kas Wild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55:.K155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hbiz Nobahar Corke</text:p>
          </table:table-cell>
          <table:table-cell office:value-type="string" calcext:value-type="string">
            <text:p>Chêne-Bougeri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Chêne 1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formula="of:=SUM([.E156:.K156])" office:value-type="float" office:value="880" calcext:value-type="float">
            <text:p>88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ja Bjelan</text:p>
          </table:table-cell>
          <table:table-cell office:value-type="string" calcext:value-type="string">
            <text:p>Bad Raga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 Platz 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formula="of:=SUM([.E157:.K157])" office:value-type="float" office:value="1230" calcext:value-type="float">
            <text:p>123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lcolm Kohl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formula="of:=SUM([.E158:.K158])" office:value-type="float" office:value="2500" calcext:value-type="float">
            <text:p>2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 Donath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formula="of:=SUM([.E159:.K159])" office:value-type="float" office:value="5000" calcext:value-type="float">
            <text:p>5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 Küng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2" calcext:value-type="float">
            <text:p>272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formula="of:=SUM([.E160:.K160])" office:value-type="float" office:value="2272" calcext:value-type="float">
            <text:p>227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 Widmer</text:p>
          </table:table-cell>
          <table:table-cell office:value-type="string" calcext:value-type="string">
            <text:p>Wetzik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13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formula="of:=SUM([.E161:.K161])" office:value-type="float" office:value="594" calcext:value-type="float">
            <text:p>59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-André Schürch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la Gare 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62:.K162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o Salvi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Musée 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table:formula="of:=SUM([.E163:.K163])" office:value-type="float" office:value="1075" calcext:value-type="float">
            <text:p>107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o Varini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Fogazzaro 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3" calcext:value-type="float">
            <text:p>273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table:formula="of:=SUM([.E164:.K164])" office:value-type="float" office:value="3114" calcext:value-type="float">
            <text:p>311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us Schuermann</text:p>
          </table:table-cell>
          <table:table-cell office:value-type="string" calcext:value-type="string">
            <text:p>Richters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gstrasse 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table:formula="of:=SUM([.E165:.K165])" office:value-type="float" office:value="2186" calcext:value-type="float">
            <text:p>21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a Teresa De Zulueta Bernd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ndhausstrasse 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66:.K166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e Couret</text:p>
          </table:table-cell>
          <table:table-cell office:value-type="string" calcext:value-type="string">
            <text:p>Epaling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la Corniche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67:.K167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o Uhr</text:p>
          </table:table-cell>
          <table:table-cell office:value-type="string" calcext:value-type="string">
            <text:p>Biogg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Pianon 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formula="of:=SUM([.E168:.K168])" office:value-type="float" office:value="1888" calcext:value-type="float">
            <text:p>188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us Borner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ogelsang 8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69:.K169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us Felix Rütt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5" calcext:value-type="float">
            <text:p>205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formula="of:=SUM([.E170:.K170])" office:value-type="float" office:value="2255" calcext:value-type="float">
            <text:p>225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us Gabriel Man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71:.K171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us Hoefliger</text:p>
          </table:table-cell>
          <table:table-cell office:value-type="string" calcext:value-type="string">
            <text:p>Altstätt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72:.K172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us Se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ulstrasse 3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73:.K173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tha Monika Groov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table:formula="of:=SUM([.E174:.K174])" office:value-type="float" office:value="2862" calcext:value-type="float">
            <text:p>286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zia Conti Beltraminelli</text:p>
          </table:table-cell>
          <table:table-cell office:value-type="string" calcext:value-type="string">
            <text:p>Pregass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alle Vigne 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SUM([.E175:.K175])" office:value-type="float" office:value="1400" calcext:value-type="float">
            <text:p>1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thias Fehr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faffenholzstrasse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formula="of:=SUM([.E176:.K176])" office:value-type="float" office:value="938" calcext:value-type="float">
            <text:p>93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thias Schmi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77:.K177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tthias Saur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heinstrasse 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formula="of:=SUM([.E178:.K178])" office:value-type="float" office:value="1348" calcext:value-type="float">
            <text:p>134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x Solenthaler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rankenhausstrasse 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formula="of:=SUM([.E179:.K179])" office:value-type="float" office:value="2600" calcext:value-type="float">
            <text:p>2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inrad Mannhart-Harms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igistrasse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21" calcext:value-type="float">
            <text:p>421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table:formula="of:=SUM([.E180:.K180])" office:value-type="float" office:value="2362" calcext:value-type="float">
            <text:p>236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Ando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chestrasse 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181:.K181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Bauma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ohbergstrass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82:.K182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Bernimoulin</text:p>
          </table:table-cell>
          <table:table-cell office:value-type="string" calcext:value-type="string">
            <text:p>Caroug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u Cardinal-Mermillod 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83:.K183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Jemec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Giovanni Nizzola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184:.K184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Kiesslin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85:.K185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Mühlstädt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77" calcext:value-type="float">
            <text:p>1477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table:formula="of:=SUM([.E186:.K186])" office:value-type="float" office:value="4636" calcext:value-type="float">
            <text:p>463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Seit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3" calcext:value-type="float">
            <text:p>5063</text:p>
          </table:table-cell>
          <table:table-cell office:value-type="float" office:value="0" calcext:value-type="float">
            <text:p>0</text:p>
          </table:table-cell>
          <table:table-cell office:value-type="float" office:value="5063" calcext:value-type="float">
            <text:p>5063</text:p>
          </table:table-cell>
          <table:table-cell table:formula="of:=SUM([.E187:.K187])" office:value-type="float" office:value="10126" calcext:value-type="float">
            <text:p>1012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Tamm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formula="of:=SUM([.E188:.K188])" office:value-type="float" office:value="2600" calcext:value-type="float">
            <text:p>2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Well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9876" calcext:value-type="float">
            <text:p>19876</text:p>
          </table:table-cell>
          <table:table-cell office:value-type="float" office:value="28547" calcext:value-type="float">
            <text:p>28547</text:p>
          </table:table-cell>
          <table:table-cell table:formula="of:=SUM([.E189:.K189])" office:value-type="float" office:value="57094" calcext:value-type="float">
            <text:p>5709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il Kouros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Vincenzo Vela 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90:.K190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 Forni</text:p>
          </table:table-cell>
          <table:table-cell office:value-type="string" calcext:value-type="string">
            <text:p>Caroug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Cardinal-Mermillod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table:formula="of:=SUM([.E191:.K191])" office:value-type="float" office:value="4750" calcext:value-type="float">
            <text:p>47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 Starobinski</text:p>
          </table:table-cell>
          <table:table-cell office:value-type="string" calcext:value-type="string">
            <text:p>Onex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Chancy 9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192:.K192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e Ghielmini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pedale San Giovanni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7" calcext:value-type="float">
            <text:p>337</text:p>
          </table:table-cell>
          <table:table-cell office:value-type="float" office:value="5193" calcext:value-type="float">
            <text:p>5193</text:p>
          </table:table-cell>
          <table:table-cell office:value-type="float" office:value="15500" calcext:value-type="float">
            <text:p>15500</text:p>
          </table:table-cell>
          <table:table-cell office:value-type="float" office:value="16282" calcext:value-type="float">
            <text:p>16282</text:p>
          </table:table-cell>
          <table:table-cell office:value-type="float" office:value="37312" calcext:value-type="float">
            <text:p>37312</text:p>
          </table:table-cell>
          <table:table-cell table:formula="of:=SUM([.E193:.K193])" office:value-type="float" office:value="74624" calcext:value-type="float">
            <text:p>7462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e Zopp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rillonstrasse 7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7" calcext:value-type="float">
            <text:p>337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table:formula="of:=SUM([.E194:.K194])" office:value-type="float" office:value="3068" calcext:value-type="float">
            <text:p>306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haela Precup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95:.K195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klós Pless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formula="of:=SUM([.E196:.K196])" office:value-type="float" office:value="2800" calcext:value-type="float">
            <text:p>2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lo Frattini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in Selva 2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197:.K197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nika Jerma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oblerstrasse 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198:.K198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unir Ziadé</text:p>
          </table:table-cell>
          <table:table-cell office:value-type="string" calcext:value-type="string">
            <text:p>Clare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Lac 14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199:.K199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rbil Kilic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200:.K200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cola Reuschling</text:p>
          </table:table-cell>
          <table:table-cell office:value-type="string" calcext:value-type="string">
            <text:p>Münchenste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inacherstrasse 2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01:.K201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colas Mach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table:formula="of:=SUM([.E202:.K202])" office:value-type="float" office:value="3300" calcext:value-type="float">
            <text:p>33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cole Mutter-Borgogn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Anna-Strasse 3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table:formula="of:=SUM([.E203:.K203])" office:value-type="float" office:value="2446" calcext:value-type="float">
            <text:p>244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klaus Hauser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erstrasse 2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1" calcext:value-type="float">
            <text:p>5001</text:p>
          </table:table-cell>
          <table:table-cell table:formula="of:=SUM([.E204:.K204])" office:value-type="float" office:value="10002" calcext:value-type="float">
            <text:p>1000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kola Cihoric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05:.K205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na Kotrubczik</text:p>
          </table:table-cell>
          <table:table-cell office:value-type="string" calcext:value-type="string">
            <text:p>Us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unnenstrasse 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06:.K206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rbert Lombris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07:.K207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liver Distl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208:.K208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livia Pagani-Santoro</text:p>
          </table:table-cell>
          <table:table-cell office:value-type="string" calcext:value-type="string">
            <text:p>Viganell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le Pietro Capelli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2" calcext:value-type="float">
            <text:p>402</text:p>
          </table:table-cell>
          <table:table-cell office:value-type="float" office:value="4950" calcext:value-type="float">
            <text:p>495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table:formula="of:=SUM([.E209:.K209])" office:value-type="float" office:value="15704" calcext:value-type="float">
            <text:p>1570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ola Gasche-Soccal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2" calcext:value-type="float">
            <text:p>782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table:formula="of:=SUM([.E210:.K210])" office:value-type="float" office:value="6827" calcext:value-type="float">
            <text:p>682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cal Bonnabry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545" calcext:value-type="float">
            <text:p>545</text:p>
          </table:table-cell>
          <table:table-cell office:value-type="float" office:value="1305" calcext:value-type="float">
            <text:p>1305</text:p>
          </table:table-cell>
          <table:table-cell table:formula="of:=SUM([.E211:.K211])" office:value-type="float" office:value="2610" calcext:value-type="float">
            <text:p>261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ce Nordmann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Albert-Gockel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212:.K212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ck Brun</text:p>
          </table:table-cell>
          <table:table-cell office:value-type="string" calcext:value-type="string">
            <text:p>Heiligenschwend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endi 29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213:.K213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ck Rot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uenklinikstrasse 2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formula="of:=SUM([.E214:.K214])" office:value-type="float" office:value="9000" calcext:value-type="float">
            <text:p>9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zia Froesch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all'Ospedale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formula="of:=SUM([.E215:.K215])" office:value-type="float" office:value="3600" calcext:value-type="float">
            <text:p>3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er Keller</text:p>
          </table:table-cell>
          <table:table-cell office:value-type="string" calcext:value-type="string">
            <text:p>Langenth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Urbanstrasse 6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16:.K216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er M. Villig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139" calcext:value-type="float">
            <text:p>5139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10323" calcext:value-type="float">
            <text:p>10323</text:p>
          </table:table-cell>
          <table:table-cell table:formula="of:=SUM([.E217:.K217])" office:value-type="float" office:value="20646" calcext:value-type="float">
            <text:p>2064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er Tölle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eiherweg 5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18:.K218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ilipp Latz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inderheilkunde des Inselspital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formula="of:=SUM([.E219:.K219])" office:value-type="float" office:value="2100" calcext:value-type="float">
            <text:p>21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ilippe Schuch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E220:.K220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ilippe von Bu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grünstrasse 3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table:formula="of:=SUM([.E221:.K221])" office:value-type="float" office:value="9760" calcext:value-type="float">
            <text:p>976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otis Beris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Blanc 5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22:.K222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a Schiffer</text:p>
          </table:table-cell>
          <table:table-cell office:value-type="string" calcext:value-type="string">
            <text:p>Zof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thausgasse 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23:.K223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erre Hösli</text:p>
          </table:table-cell>
          <table:table-cell office:value-type="string" calcext:value-type="string">
            <text:p>Yverdon-les-Bai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'Entremonts 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SUM([.E224:.K224])" office:value-type="float" office:value="1400" calcext:value-type="float">
            <text:p>1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erre-André Guern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Beau-Séjour 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formula="of:=SUM([.E225:.K225])" office:value-type="float" office:value="1880" calcext:value-type="float">
            <text:p>188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erre-Antonio Pilotto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Malombré 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226:.K226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erre-Yves Dietrich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227:.K227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etro Peghin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ffhauserstrasse 35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6" calcext:value-type="float">
            <text:p>366</text:p>
          </table:table-cell>
          <table:table-cell office:value-type="float" office:value="909" calcext:value-type="float">
            <text:p>90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table:formula="of:=SUM([.E228:.K228])" office:value-type="float" office:value="4150" calcext:value-type="float">
            <text:p>41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us Brühlma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oblerstrasse 5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E229:.K229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cem Bouzguenda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Maladière 4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30:.K230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iner Klöti</text:p>
          </table:table-cell>
          <table:table-cell office:value-type="string" calcext:value-type="string">
            <text:p>Brug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öhlichstrasse 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formula="of:=SUM([.E231:.K231])" office:value-type="float" office:value="1243" calcext:value-type="float">
            <text:p>124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phael Haberthür</text:p>
          </table:table-cell>
          <table:table-cell office:value-type="string" calcext:value-type="string">
            <text:p>Breitenb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ice Vogt-Strasse 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232:.K232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stine Mérat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06" calcext:value-type="float">
            <text:p>1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table:formula="of:=SUM([.E233:.K233])" office:value-type="float" office:value="2812" calcext:value-type="float">
            <text:p>281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gula Wagner-Hube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234:.K234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inhard Lehner</text:p>
          </table:table-cell>
          <table:table-cell office:value-type="string" calcext:value-type="string">
            <text:p>Sarn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rktstrasse 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SUM([.E235:.K235])" office:value-type="float" office:value="1176" calcext:value-type="float">
            <text:p>117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inhard Zenhäusern</text:p>
          </table:table-cell>
          <table:table-cell office:value-type="string" calcext:value-type="string">
            <text:p>Bri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Überlandstrasse 1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73" calcext:value-type="float">
            <text:p>473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SUM([.E236:.K236])" office:value-type="float" office:value="2046" calcext:value-type="float">
            <text:p>204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to Kühn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ièchestrasse 9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37:.K237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ger Stucki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Lac 3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38:.K238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lf Brücker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entralstrasse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formula="of:=SUM([.E239:.K239])" office:value-type="float" office:value="1190" calcext:value-type="float">
            <text:p>11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lf Maager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gelweid 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table:formula="of:=SUM([.E240:.K240])" office:value-type="float" office:value="2216" calcext:value-type="float">
            <text:p>22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man Inauen</text:p>
          </table:table-cell>
          <table:table-cell office:value-type="string" calcext:value-type="string">
            <text:p>Münsterl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campus 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41:.K241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ssella Graffeo</text:p>
          </table:table-cell>
          <table:table-cell office:value-type="string" calcext:value-type="string">
            <text:p>Viganell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le Pietro Capelli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SUM([.E242:.K242])" office:value-type="float" office:value="1400" calcext:value-type="float">
            <text:p>1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csandra Dobrot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table:formula="of:=SUM([.E243:.K243])" office:value-type="float" office:value="2160" calcext:value-type="float">
            <text:p>216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bina Susanna Schacher-Kaufmann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E244:.K244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ra Fertani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SUM([.E245:.K245])" office:value-type="float" office:value="650" calcext:value-type="float">
            <text:p>6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ra Mach-Pascual</text:p>
          </table:table-cell>
          <table:table-cell office:value-type="string" calcext:value-type="string">
            <text:p>Chêne-Bougeri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Chêne 1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246:.K246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verin Läuchl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feldstrasse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25" calcext:value-type="float">
            <text:p>1225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 table:formula="of:=SUM([.E247:.K247])" office:value-type="float" office:value="4516" calcext:value-type="float">
            <text:p>45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eglinde Major Schumacher</text:p>
          </table:table-cell>
          <table:table-cell office:value-type="string" calcext:value-type="string">
            <text:p>Tafer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elgstrasse 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9" calcext:value-type="float">
            <text:p>2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formula="of:=SUM([.E248:.K248])" office:value-type="float" office:value="923" calcext:value-type="float">
            <text:p>92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mone Golding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3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formula="of:=SUM([.E249:.K249])" office:value-type="float" office:value="4400" calcext:value-type="float">
            <text:p>4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monetta Mauri</text:p>
          </table:table-cell>
          <table:table-cell office:value-type="string" calcext:value-type="string">
            <text:p>Massag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San Gottardo 6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250:.K250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efan Greuter</text:p>
          </table:table-cell>
          <table:table-cell office:value-type="string" calcext:value-type="string">
            <text:p>Sarga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park 2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51:.K251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efan Mühlebach</text:p>
          </table:table-cell>
          <table:table-cell office:value-type="string" calcext:value-type="string">
            <text:p>Surs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chenstrasse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formula="of:=SUM([.E252:.K252])" office:value-type="float" office:value="1243" calcext:value-type="float">
            <text:p>124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efan Zimmermann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formula="of:=SUM([.E253:.K253])" office:value-type="float" office:value="9900" calcext:value-type="float">
            <text:p>99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efanie Huggle</text:p>
          </table:table-cell>
          <table:table-cell office:value-type="string" calcext:value-type="string">
            <text:p>Wetzik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6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54:.K254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éphane Cochet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Alexandre-Vinet 19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21" calcext:value-type="float">
            <text:p>421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table:formula="of:=SUM([.E255:.K255])" office:value-type="float" office:value="2876" calcext:value-type="float">
            <text:p>287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anna Enderlin Steig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derstrasse 5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SUM([.E256:.K256])" office:value-type="float" office:value="1216" calcext:value-type="float">
            <text:p>121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anna Stol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formula="of:=SUM([.E257:.K257])" office:value-type="float" office:value="2850" calcext:value-type="float">
            <text:p>28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anne Zwah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2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58:.K258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amas Major</text:p>
          </table:table-cell>
          <table:table-cell office:value-type="string" calcext:value-type="string">
            <text:p>Uzn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asterstrasse 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259:.K259])" office:value-type="float" office:value="1200" calcext:value-type="float">
            <text:p>12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Frauenfeld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260:.K260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Furr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nbijou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73" calcext:value-type="float">
            <text:p>473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formula="of:=SUM([.E261:.K261])" office:value-type="float" office:value="2021" calcext:value-type="float">
            <text:p>2021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Hess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7" calcext:value-type="float">
            <text:p>787</text:p>
          </table:table-cell>
          <table:table-cell office:value-type="float" office:value="2678" calcext:value-type="float">
            <text:p>26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465" calcext:value-type="float">
            <text:p>4465</text:p>
          </table:table-cell>
          <table:table-cell table:formula="of:=SUM([.E262:.K262])" office:value-type="float" office:value="8930" calcext:value-type="float">
            <text:p>893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Neuma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63:.K263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Ruhstaller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formula="of:=SUM([.E264:.K264])" office:value-type="float" office:value="9600" calcext:value-type="float">
            <text:p>9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von Bri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4" calcext:value-type="float">
            <text:p>36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formula="of:=SUM([.E265:.K265])" office:value-type="float" office:value="1802" calcext:value-type="float">
            <text:p>180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obias Metzger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rankenhausstrasse 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E266:.K266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eli Stud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platz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67:.K267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lrich Mey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oëstrasse 17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68:.K268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Breitenstei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25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21" calcext:value-type="float">
            <text:p>621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8" calcext:value-type="float">
            <text:p>5188</text:p>
          </table:table-cell>
          <table:table-cell table:formula="of:=SUM([.E269:.K269])" office:value-type="float" office:value="10377" calcext:value-type="float">
            <text:p>1037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Gössi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deggstrasse 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5" calcext:value-type="float">
            <text:p>205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table:formula="of:=SUM([.E270:.K270])" office:value-type="float" office:value="2640" calcext:value-type="float">
            <text:p>264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Richard Meie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4" calcext:value-type="float">
            <text:p>36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formula="of:=SUM([.E271:.K271])" office:value-type="float" office:value="1802" calcext:value-type="float">
            <text:p>180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ula Schafroth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72:.K272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ula Urner-Blo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ichbergstrasse 3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formula="of:=SUM([.E273:.K273])" office:value-type="float" office:value="4400" calcext:value-type="float">
            <text:p>44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te Gick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rankenhausstrasse 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2" calcext:value-type="float">
            <text:p>402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table:formula="of:=SUM([.E274:.K274])" office:value-type="float" office:value="3164" calcext:value-type="float">
            <text:p>31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nessa Chatelain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la Prairi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SUM([.E275:.K275])" office:value-type="float" office:value="1600" calcext:value-type="float">
            <text:p>16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ronika Marianne Pasquinelli-Egl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10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76:.K276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ronika Nagy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77:.K277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to Spataro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le Stazione 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SUM([.E278:.K278])" office:value-type="float" office:value="196" calcext:value-type="float">
            <text:p>19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olfgang Korte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ohbergstrasse 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SUM([.E279:.K279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olfram Jochum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68" calcext:value-type="float">
            <text:p>1068</text:p>
          </table:table-cell>
          <table:table-cell office:value-type="float" office:value="4068" calcext:value-type="float">
            <text:p>4068</text:p>
          </table:table-cell>
          <table:table-cell table:formula="of:=SUM([.E280:.K280])" office:value-type="float" office:value="8136" calcext:value-type="float">
            <text:p>813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Xavier Montet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SUM([.E281:.K281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ves Chalandon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7" calcext:value-type="float">
            <text:p>337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table:formula="of:=SUM([.E282:.K282])" office:value-type="float" office:value="10747" calcext:value-type="float">
            <text:p>1074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vonne Humm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ägerstrasse 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SUM([.E283:.K283])" office:value-type="float" office:value="586" calcext:value-type="float">
            <text:p>58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suzsanna Varg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melzbergstrasse 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E284:.K284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rReha Schinznach</text:p>
          </table:table-cell>
          <table:table-cell office:value-type="string" calcext:value-type="string">
            <text:p>Schinznach Ba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dstrasse 5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ED Pathologie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Bellevaux 4A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iopath Lab SA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Liseron 1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Ärztegesellschaft des Kantons Luzern - Sektion Gäu</text:p>
          </table:table-cell>
          <table:table-cell office:value-type="string" calcext:value-type="string">
            <text:p>Wohlhus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anenplatz 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urigen SA centre degénétique et pathologie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Sevelin 18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thesda Spita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llertstrasse 14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ürgerspital Base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iedrich Miescher-Strasse 30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68" calcext:value-type="float">
            <text:p>115768</text:p>
          </table:table-cell>
          <table:table-cell office:value-type="float" office:value="0" calcext:value-type="float">
            <text:p>0</text:p>
          </table:table-cell>
          <table:table-cell office:value-type="float" office:value="115768" calcext:value-type="float">
            <text:p>11576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UV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Bugnon 46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2500" calcext:value-type="float">
            <text:p>102500</text:p>
          </table:table-cell>
          <table:table-cell office:value-type="float" office:value="4056" calcext:value-type="float">
            <text:p>4056</text:p>
          </table:table-cell>
          <table:table-cell office:value-type="float" office:value="18180" calcext:value-type="float">
            <text:p>18180</text:p>
          </table:table-cell>
          <table:table-cell office:value-type="float" office:value="39171" calcext:value-type="float">
            <text:p>39171</text:p>
          </table:table-cell>
          <table:table-cell office:value-type="float" office:value="963" calcext:value-type="float">
            <text:p>963</text:p>
          </table:table-cell>
          <table:table-cell office:value-type="float" office:value="164870" calcext:value-type="float">
            <text:p>16487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inica Luganese Moncucco SA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Moncucco 1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inique romande de réadaptatio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Grand-Champsec 9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r-ouwerkerk ag - just-medical!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legistrasse 5</text:p>
          </table:table-cell>
          <table:table-cell office:value-type="string" calcext:value-type="string">
            <text:p>N/A</text:p>
          </table:table-cell>
          <table:table-cell office:value-type="float" office:value="54788" calcext:value-type="float">
            <text:p>54788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788" calcext:value-type="float">
            <text:p>6078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MO European Society for Medical Oncology</text:p>
          </table:table-cell>
          <table:table-cell office:value-type="string" calcext:value-type="string">
            <text:p>Viganell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Luigi Taddei 4</text:p>
          </table:table-cell>
          <table:table-cell office:value-type="string" calcext:value-type="string">
            <text:p>N/A</text:p>
          </table:table-cell>
          <table:table-cell office:value-type="float" office:value="195545" calcext:value-type="float">
            <text:p>195545</text:p>
          </table:table-cell>
          <table:table-cell office:value-type="float" office:value="1509717" calcext:value-type="float">
            <text:p>1509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5262" calcext:value-type="float">
            <text:p>170526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TH Zürich Foundati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uf der Mauer 17</text:p>
          </table:table-cell>
          <table:table-cell office:value-type="string" calcext:value-type="string">
            <text:p>N/A</text:p>
          </table:table-cell>
          <table:table-cell office:value-type="float" office:value="500000" calcext:value-type="float">
            <text:p>5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Association of Dermato-Oncology (EADO)</text:p>
          </table:table-cell>
          <table:table-cell office:value-type="string" calcext:value-type="string">
            <text:p>Glattbrug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lughofstrasse 5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32225" calcext:value-type="float">
            <text:p>132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225" calcext:value-type="float">
            <text:p>13222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Committee for Treatment and Research in Multiple Sclerosi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 Merian-Strasse 8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85912" calcext:value-type="float">
            <text:p>485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912" calcext:value-type="float">
            <text:p>48591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League Against Rheumatism (EULAR) Executive Secretariat</text:p>
          </table:table-cell>
          <table:table-cell office:value-type="string" calcext:value-type="string">
            <text:p>Kilchbe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24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21557" calcext:value-type="float">
            <text:p>321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557" calcext:value-type="float">
            <text:p>32155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ndation ADMed PATHOLOGIE AD</text:p>
          </table:table-cell>
          <table:table-cell office:value-type="string" calcext:value-type="string">
            <text:p>Boudevillier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Comble-Emine 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ndation du Centre de Chimiothérapie Anti-Cancéreuse (CCAC)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Alexandre-Vinet 19 bis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ndation fribourgeoise pour la recherche et la formation sur le cancer</text:p>
          </table:table-cell>
          <table:table-cell office:value-type="string" calcext:value-type="string">
            <text:p>Bourguill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Max von Sachsen 4</text:p>
          </table:table-cell>
          <table:table-cell office:value-type="string" calcext:value-type="string">
            <text:p>N/A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uenarztzentrum aargau ag 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erstrasse 27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esellschaft für Physikalische Medizin u. Rheumatologie der Nordostschweiz</text:p>
          </table:table-cell>
          <table:table-cell office:value-type="string" calcext:value-type="string">
            <text:p>Kreuzl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uptstrasse 38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roupe des pneumologues genevois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Servette 55</text:p>
          </table:table-cell>
          <table:table-cell office:value-type="string" calcext:value-type="string">
            <text:p>N/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ematology Nurse &amp; Healthcare Professionals Group (HNHCP)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spenstrasse 33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 Fribourg - Hôpital cantonal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-6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0" calcext:value-type="float">
            <text:p>11420</text:p>
          </table:table-cell>
          <table:table-cell office:value-type="float" office:value="0" calcext:value-type="float">
            <text:p>0</text:p>
          </table:table-cell>
          <table:table-cell office:value-type="float" office:value="14420" calcext:value-type="float">
            <text:p>1442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e Nyon / GHOL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Monastier 1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u Valais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u Grand-Champsec 8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u Jura Site de Porrentruy</text:p>
          </table:table-cell>
          <table:table-cell office:value-type="string" calcext:value-type="string">
            <text:p>Porrentru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 l'Hôpital 9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neuchâtelois - Pourtalès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Maladière 45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0270" calcext:value-type="float">
            <text:p>10270</text:p>
          </table:table-cell>
          <table:table-cell office:value-type="float" office:value="0" calcext:value-type="float">
            <text:p>0</text:p>
          </table:table-cell>
          <table:table-cell office:value-type="float" office:value="10563" calcext:value-type="float">
            <text:p>1056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neuchâtelois La Chaux-de-Fonds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Chasseral 20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Riviera-Chablais Site de Monthey</text:p>
          </table:table-cell>
          <table:table-cell office:value-type="string" calcext:value-type="string">
            <text:p>Monthe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 Morgins 54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Riviera-Chablais Site du Samaritain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ulevard Paderewski 3</text:p>
          </table:table-cell>
          <table:table-cell office:value-type="string" calcext:value-type="string">
            <text:p>N/A</text:p>
          </table:table-cell>
          <table:table-cell office:value-type="float" office:value="4500" calcext:value-type="float">
            <text:p>4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ux Universitaires de Genèv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-Perret-Gentil 4</text:p>
          </table:table-cell>
          <table:table-cell office:value-type="string" calcext:value-type="string">
            <text:p>N/A</text:p>
          </table:table-cell>
          <table:table-cell office:value-type="float" office:value="41000" calcext:value-type="float">
            <text:p>41000</text:p>
          </table:table-cell>
          <table:table-cell office:value-type="float" office:value="100559" calcext:value-type="float">
            <text:p>10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0" calcext:value-type="float">
            <text:p>10740</text:p>
          </table:table-cell>
          <table:table-cell office:value-type="float" office:value="0" calcext:value-type="float">
            <text:p>0</text:p>
          </table:table-cell>
          <table:table-cell office:value-type="float" office:value="152299" calcext:value-type="float">
            <text:p>152299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ypertension Research Foundation</text:p>
          </table:table-cell>
          <table:table-cell office:value-type="string" calcext:value-type="string">
            <text:p>St-Légi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rey le Motty 8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ELSG -International Extranodal Lymphoma Study Group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pedale San Giovanni</text:p>
          </table:table-cell>
          <table:table-cell office:value-type="string" calcext:value-type="string">
            <text:p>N/A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MK Institut für Medizin und Kommunikation AG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nsterberg 1</text:p>
          </table:table-cell>
          <table:table-cell office:value-type="string" calcext:value-type="string">
            <text:p>N/A</text:p>
          </table:table-cell>
          <table:table-cell office:value-type="float" office:value="20000" calcext:value-type="float">
            <text:p>20000</text:p>
          </table:table-cell>
          <table:table-cell office:value-type="float" office:value="3840" calcext:value-type="float">
            <text:p>3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40" calcext:value-type="float">
            <text:p>2384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selspital Bern A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. 18</text:p>
          </table:table-cell>
          <table:table-cell office:value-type="string" calcext:value-type="string">
            <text:p>N/A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141" calcext:value-type="float">
            <text:p>4141</text:p>
          </table:table-cell>
          <table:table-cell office:value-type="float" office:value="12856" calcext:value-type="float">
            <text:p>12856</text:p>
          </table:table-cell>
          <table:table-cell office:value-type="float" office:value="14115" calcext:value-type="float">
            <text:p>14115</text:p>
          </table:table-cell>
          <table:table-cell office:value-type="float" office:value="76" calcext:value-type="float">
            <text:p>76</text:p>
          </table:table-cell>
          <table:table-cell office:value-type="float" office:value="71186" calcext:value-type="float">
            <text:p>7118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selspital-Stiftung Stiftungen und Fond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</text:p>
          </table:table-cell>
          <table:table-cell office:value-type="string" calcext:value-type="string">
            <text:p>N/A</text:p>
          </table:table-cell>
          <table:table-cell office:value-type="float" office:value="35000" calcext:value-type="float">
            <text:p>35000</text:p>
          </table:table-cell>
          <table:table-cell office:value-type="float" office:value="17650" calcext:value-type="float">
            <text:p>1765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138" calcext:value-type="float">
            <text:p>21138</text:p>
          </table:table-cell>
          <table:table-cell office:value-type="float" office:value="1335" calcext:value-type="float">
            <text:p>1335</text:p>
          </table:table-cell>
          <table:table-cell office:value-type="float" office:value="75233" calcext:value-type="float">
            <text:p>7523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stitut für histologische und zytologische Diagnostik AG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ammweg 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national Breast Cancer Study Group (IBCSG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4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national Society of Paediatric Oncology (SIOP)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François-Versonnex 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9768" calcext:value-type="float">
            <text:p>1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68" calcext:value-type="float">
            <text:p>1976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Aarau AG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</text:p>
          </table:table-cell>
          <table:table-cell office:value-type="string" calcext:value-type="string">
            <text:p>N/A</text:p>
          </table:table-cell>
          <table:table-cell office:value-type="float" office:value="18000" calcext:value-type="float">
            <text:p>18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625" calcext:value-type="float">
            <text:p>1625</text:p>
          </table:table-cell>
          <table:table-cell office:value-type="float" office:value="13051" calcext:value-type="float">
            <text:p>13051</text:p>
          </table:table-cell>
          <table:table-cell office:value-type="float" office:value="13580" calcext:value-type="float">
            <text:p>13580</text:p>
          </table:table-cell>
          <table:table-cell office:value-type="float" office:value="0" calcext:value-type="float">
            <text:p>0</text:p>
          </table:table-cell>
          <table:table-cell office:value-type="float" office:value="59057" calcext:value-type="float">
            <text:p>5905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Baden AG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m Ergel 1</text:p>
          </table:table-cell>
          <table:table-cell office:value-type="string" calcext:value-type="string">
            <text:p>N/A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1844" calcext:value-type="float">
            <text:p>1844</text:p>
          </table:table-cell>
          <table:table-cell office:value-type="float" office:value="2523" calcext:value-type="float">
            <text:p>2523</text:p>
          </table:table-cell>
          <table:table-cell office:value-type="float" office:value="3750" calcext:value-type="float">
            <text:p>3750</text:p>
          </table:table-cell>
          <table:table-cell office:value-type="float" office:value="500" calcext:value-type="float">
            <text:p>500</text:p>
          </table:table-cell>
          <table:table-cell office:value-type="float" office:value="14117" calcext:value-type="float">
            <text:p>1411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Baselland Liestal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heinstrasse 2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6049" calcext:value-type="float">
            <text:p>6049</text:p>
          </table:table-cell>
          <table:table-cell office:value-type="float" office:value="5463" calcext:value-type="float">
            <text:p>5463</text:p>
          </table:table-cell>
          <table:table-cell office:value-type="float" office:value="0" calcext:value-type="float">
            <text:p>0</text:p>
          </table:table-cell>
          <table:table-cell office:value-type="float" office:value="12132" calcext:value-type="float">
            <text:p>1213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Frauenfeld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faffenholzstrasse 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Graubünden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oëstrasse 170</text:p>
          </table:table-cell>
          <table:table-cell office:value-type="string" calcext:value-type="string">
            <text:p>N/A</text:p>
          </table:table-cell>
          <table:table-cell office:value-type="float" office:value="1852" calcext:value-type="float">
            <text:p>1852</text:p>
          </table:table-cell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5779" calcext:value-type="float">
            <text:p>5779</text:p>
          </table:table-cell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office:value-type="float" office:value="25180" calcext:value-type="float">
            <text:p>2518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Münsterlingen</text:p>
          </table:table-cell>
          <table:table-cell office:value-type="string" calcext:value-type="string">
            <text:p>Münsterl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campus 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St. Gall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 office:value-type="string" calcext:value-type="string">
            <text:p>N/A</text:p>
          </table:table-cell>
          <table:table-cell office:value-type="float" office:value="4000" calcext:value-type="float">
            <text:p>4000</text:p>
          </table:table-cell>
          <table:table-cell office:value-type="float" office:value="72180" calcext:value-type="float">
            <text:p>72180</text:p>
          </table:table-cell>
          <table:table-cell office:value-type="float" office:value="2180" calcext:value-type="float">
            <text:p>2180</text:p>
          </table:table-cell>
          <table:table-cell office:value-type="float" office:value="15630" calcext:value-type="float">
            <text:p>15630</text:p>
          </table:table-cell>
          <table:table-cell office:value-type="float" office:value="27435" calcext:value-type="float">
            <text:p>27435</text:p>
          </table:table-cell>
          <table:table-cell office:value-type="float" office:value="0" calcext:value-type="float">
            <text:p>0</text:p>
          </table:table-cell>
          <table:table-cell office:value-type="float" office:value="121425" calcext:value-type="float">
            <text:p>12142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Winterthu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8" calcext:value-type="float">
            <text:p>5458</text:p>
          </table:table-cell>
          <table:table-cell office:value-type="float" office:value="0" calcext:value-type="float">
            <text:p>0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linik St. Katharinental</text:p>
          </table:table-cell>
          <table:table-cell office:value-type="string" calcext:value-type="string">
            <text:p>Diessenhof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St. Katharinental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eukemia Patient Advocates Foundation 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nzgraben 6, P.O.B. 453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4113" calcext:value-type="float">
            <text:p>64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113" calcext:value-type="float">
            <text:p>6411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GID Foundation Liver &amp; Gastrointest. Disease Foundati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hofstrasse 4</text:p>
          </table:table-cell>
          <table:table-cell office:value-type="string" calcext:value-type="string">
            <text:p>N/A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ue Genevoise Contre le Rhumatism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Merle-d'Aubigné 22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ue vaudoise contre le rhumatisme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Provence 12</text:p>
          </table:table-cell>
          <table:table-cell office:value-type="string" calcext:value-type="string">
            <text:p>N/A</text:p>
          </table:table-cell>
          <table:table-cell office:value-type="float" office:value="926" calcext:value-type="float">
            <text:p>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ng Cancer Europe (LUCE) c/o European Thoracic Oncology Platform (ETOP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4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8851" calcext:value-type="float">
            <text:p>28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51" calcext:value-type="float">
            <text:p>28851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ngenpraxis Aarau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nzweg 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ngenZentrum Hirslanden 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zerner Kantonsspital Luzer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2274" calcext:value-type="float">
            <text:p>52274</text:p>
          </table:table-cell>
          <table:table-cell office:value-type="float" office:value="1271" calcext:value-type="float">
            <text:p>1271</text:p>
          </table:table-cell>
          <table:table-cell office:value-type="float" office:value="6265" calcext:value-type="float">
            <text:p>6265</text:p>
          </table:table-cell>
          <table:table-cell office:value-type="float" office:value="13176" calcext:value-type="float">
            <text:p>13176</text:p>
          </table:table-cell>
          <table:table-cell office:value-type="float" office:value="0" calcext:value-type="float">
            <text:p>0</text:p>
          </table:table-cell>
          <table:table-cell office:value-type="float" office:value="72986" calcext:value-type="float">
            <text:p>7298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eting connection</text:p>
          </table:table-cell>
          <table:table-cell office:value-type="string" calcext:value-type="string">
            <text:p>Hünib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arkweg 9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cal Image Analysis Center (MIAC AG) 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ittlere-Strasse 83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science GmbH</text:p>
          </table:table-cell>
          <table:table-cell office:value-type="string" calcext:value-type="string">
            <text:p>Küssnacht am Rig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1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eting Com Congress Organisation</text:p>
          </table:table-cell>
          <table:table-cell office:value-type="string" calcext:value-type="string">
            <text:p>Cheseaux-sur-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s Pâquis 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cologia Varini Calderoni Christinat Bianchi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Fogazzaro 3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kologiepflege Schweiz</text:p>
          </table:table-cell>
          <table:table-cell office:value-type="string" calcext:value-type="string">
            <text:p>Kleinandelf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rstigstrasse 13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5750" calcext:value-type="float">
            <text:p>25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50" calcext:value-type="float">
            <text:p>257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kologiepraxis Bellevu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adelhoferstrasse 42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koZentrum Hirslanden 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4600" calcext:value-type="float">
            <text:p>46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kozentrum Zürich AG 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259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spedale Regionale Bellinzona e Valli Ospedale San Giovanni EOC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spedale Regionale di Lugano Ospedale Civico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Tesserete 46</text:p>
          </table:table-cell>
          <table:table-cell office:value-type="string" calcext:value-type="string">
            <text:p>N/A</text:p>
          </table:table-cell>
          <table:table-cell office:value-type="float" office:value="10000" calcext:value-type="float">
            <text:p>10000</text:p>
          </table:table-cell>
          <table:table-cell office:value-type="float" office:value="30600" calcext:value-type="float">
            <text:p>3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00" calcext:value-type="float">
            <text:p>61500</text:p>
          </table:table-cell>
          <table:table-cell office:value-type="float" office:value="0" calcext:value-type="float">
            <text:p>0</text:p>
          </table:table-cell>
          <table:table-cell office:value-type="float" office:value="102100" calcext:value-type="float">
            <text:p>1021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acelsus-Spital Richterswil AG</text:p>
          </table:table-cell>
          <table:table-cell office:value-type="string" calcext:value-type="string">
            <text:p>Richters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gstrasse 16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hologie Institut Enge 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rdturmstrasse 133</text:p>
          </table:table-cell>
          <table:table-cell office:value-type="string" calcext:value-type="string">
            <text:p>N/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hologie Länggasse Bern</text:p>
          </table:table-cell>
          <table:table-cell office:value-type="string" calcext:value-type="string">
            <text:p>Itti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orblentalstrasse 32 West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ivatklinik O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eopoldstrasse 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hazentrum Valens Kliniken Valens</text:p>
          </table:table-cell>
          <table:table-cell office:value-type="string" calcext:value-type="string">
            <text:p>Vale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aminaplatz 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seau Lausannois du Sein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 Vigie 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heuma Schwei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argauerstrasse 2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7830" calcext:value-type="float">
            <text:p>978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830" calcext:value-type="float">
            <text:p>9783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heumakränzli Zentralschweiz</text:p>
          </table:table-cell>
          <table:table-cell office:value-type="string" calcext:value-type="string">
            <text:p>Meg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ättelistrasse 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heumasearch Foundation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Rhône 5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. Grasso Consulting</text:p>
          </table:table-cell>
          <table:table-cell office:value-type="string" calcext:value-type="string">
            <text:p>Lind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ischeracherstrasse 1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6300" calcext:value-type="float">
            <text:p>16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00" calcext:value-type="float">
            <text:p>163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KK Schweizer Arbeitsgemeinschaft für Klinische Krebsforschun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33</text:p>
          </table:table-cell>
          <table:table-cell office:value-type="string" calcext:value-type="string">
            <text:p>N/A</text:p>
          </table:table-cell>
          <table:table-cell office:value-type="float" office:value="95000" calcext:value-type="float">
            <text:p>95000</text:p>
          </table:table-cell>
          <table:table-cell office:value-type="float" office:value="33500" calcext:value-type="float">
            <text:p>33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500" calcext:value-type="float">
            <text:p>128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Allergologie und Immunologie (SGAI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eibenstrasse 2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Dermatologie und Venerologie (SGDV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almazirain 1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Herz- und thorakale Gefässchirurgie (SGHC / SSCC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nstergasse 72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Nephrologie</text:p>
          </table:table-cell>
          <table:table-cell office:value-type="string" calcext:value-type="string">
            <text:p>Wor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ostfach 56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Pathologie</text:p>
          </table:table-cell>
          <table:table-cell office:value-type="string" calcext:value-type="string">
            <text:p>Oberkir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rghöhe 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534" calcext:value-type="float">
            <text:p>65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. Gesellschaft für Pneumologi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utzenstrasse 1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 Paraplegiker Forschung</text:p>
          </table:table-cell>
          <table:table-cell office:value-type="string" calcext:value-type="string">
            <text:p>Nott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uido A. Zäch Str. 4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55" calcext:value-type="float">
            <text:p>55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Gesellschaft für Hämatologie (SGH/SSH)</text:p>
          </table:table-cell>
          <table:table-cell office:value-type="string" calcext:value-type="string">
            <text:p>Müns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nerer Giessenweg 3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Gesellschaft für Kardiologi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arztorstrasse 18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Gesellschaft für Notfall- und Rettungsmediz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ttenwylweg 2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Gesellschaft für Rheumatologi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osefstrasse 92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6196" calcext:value-type="float">
            <text:p>66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196" calcext:value-type="float">
            <text:p>6619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Multiple Sklerose Gesellschaf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osefstrasse 129</text:p>
          </table:table-cell>
          <table:table-cell office:value-type="string" calcext:value-type="string">
            <text:p>N/A</text:p>
          </table:table-cell>
          <table:table-cell office:value-type="float" office:value="20000" calcext:value-type="float">
            <text:p>2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Pädiatrische Onkologie Gruppe (SPOG) 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33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r Verband Medizinischer Praxisfachpersonen (SVA) - Sektion Luz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nbijoustrasse 3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QM Foundation Swiss Clinical Quality Managemen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argauerstrasse 2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81600" calcext:value-type="float">
            <text:p>8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RMED Schweizer Institut für Rettungsmedizin</text:p>
          </table:table-cell>
          <table:table-cell office:value-type="string" calcext:value-type="string">
            <text:p>Nott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uido A. Zäch Strasse 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lothurner Spitäler A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lössliweg 2-6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ital Limmattal</text:p>
          </table:table-cell>
          <table:table-cell office:value-type="string" calcext:value-type="string">
            <text:p>Schlier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dorferstrasse 100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italregion Rheintal Sargans Sarganserland Spital Grabs, Altstätten, Walenstadt</text:p>
          </table:table-cell>
          <table:table-cell office:value-type="string" calcext:value-type="string">
            <text:p>Rebste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te Landstrasse 106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. Claraspital AG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einriehenstrasse 30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für klinische Forschung c/o Universitätsspit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office:value-type="string" calcext:value-type="string">
            <text:p>N/A</text:p>
          </table:table-cell>
          <table:table-cell office:value-type="float" office:value="4800" calcext:value-type="float">
            <text:p>4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für wissenschaftliche Forschung am Stadtspital Trieml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0" calcext:value-type="float">
            <text:p>9620</text:p>
          </table:table-cell>
          <table:table-cell office:value-type="float" office:value="0" calcext:value-type="float">
            <text:p>0</text:p>
          </table:table-cell>
          <table:table-cell office:value-type="float" office:value="20620" calcext:value-type="float">
            <text:p>2062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SONK St.Gallen Oncology Conference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1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 Academy of Multidisciplinary Oncolog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4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6500" calcext:value-type="float">
            <text:p>4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500" calcext:value-type="float">
            <text:p>46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 Federation of Clinical Neuro-Societies (SFCNS)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nsterberg 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 Tumor Immunology Institut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259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 Tumor Institute Sekretaria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feldstrasse 21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3400" calcext:value-type="float">
            <text:p>5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transplant Nationale Stiftung für Organspende und Transplantatio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1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UCARE Dietikon</text:p>
          </table:table-cell>
          <table:table-cell office:value-type="string" calcext:value-type="string">
            <text:p>Dietik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imstrasse 1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umor Zentrum Aarau AG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in 3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2" calcext:value-type="float">
            <text:p>402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umorzentrum ZeTuP</text:p>
          </table:table-cell>
          <table:table-cell office:value-type="string" calcext:value-type="string">
            <text:p>Rappers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te Jonastrasse 24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 Base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platz 1</text:p>
          </table:table-cell>
          <table:table-cell office:value-type="string" calcext:value-type="string">
            <text:p>N/A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ochschulstrasse 6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 Züri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71</text:p>
          </table:table-cell>
          <table:table-cell office:value-type="string" calcext:value-type="string">
            <text:p>N/A</text:p>
          </table:table-cell>
          <table:table-cell office:value-type="float" office:value="53000" calcext:value-type="float">
            <text:p>53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office:value-type="float" office:value="0" calcext:value-type="float">
            <text:p>0</text:p>
          </table:table-cell>
          <table:table-cell office:value-type="float" office:value="92250" calcext:value-type="float">
            <text:p>922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-Kinderspital (UKBB)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33</text:p>
          </table:table-cell>
          <table:table-cell office:value-type="string" calcext:value-type="string">
            <text:p>N/A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office:value-type="float" office:value="3529" calcext:value-type="float">
            <text:p>3529</text:p>
          </table:table-cell>
          <table:table-cell office:value-type="float" office:value="15479" calcext:value-type="float">
            <text:p>15479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spital Base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graben 4</text:p>
          </table:table-cell>
          <table:table-cell office:value-type="string" calcext:value-type="string">
            <text:p>N/A</text:p>
          </table:table-cell>
          <table:table-cell office:value-type="float" office:value="60000" calcext:value-type="float">
            <text:p>60000</text:p>
          </table:table-cell>
          <table:table-cell office:value-type="float" office:value="36200" calcext:value-type="float">
            <text:p>36200</text:p>
          </table:table-cell>
          <table:table-cell office:value-type="float" office:value="2122" calcext:value-type="float">
            <text:p>2122</text:p>
          </table:table-cell>
          <table:table-cell office:value-type="float" office:value="15675" calcext:value-type="float">
            <text:p>15675</text:p>
          </table:table-cell>
          <table:table-cell office:value-type="float" office:value="63715" calcext:value-type="float">
            <text:p>63715</text:p>
          </table:table-cell>
          <table:table-cell office:value-type="float" office:value="1000" calcext:value-type="float">
            <text:p>1000</text:p>
          </table:table-cell>
          <table:table-cell office:value-type="float" office:value="178712" calcext:value-type="float">
            <text:p>17871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spital Züri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ulmannstrasse 8</text:p>
          </table:table-cell>
          <table:table-cell office:value-type="string" calcext:value-type="string">
            <text:p>N/A</text:p>
          </table:table-cell>
          <table:table-cell office:value-type="float" office:value="10000" calcext:value-type="float">
            <text:p>10000</text:p>
          </table:table-cell>
          <table:table-cell office:value-type="float" office:value="61500" calcext:value-type="float">
            <text:p>6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5" calcext:value-type="float">
            <text:p>6425</text:p>
          </table:table-cell>
          <table:table-cell office:value-type="float" office:value="0" calcext:value-type="float">
            <text:p>0</text:p>
          </table:table-cell>
          <table:table-cell office:value-type="float" office:value="77925" calcext:value-type="float">
            <text:p>7792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rein Interdiges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oblerstrasse 5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</table:table>
      <table:table table:name="Other" table:style-name="ta1">
        <table:table-column table:style-name="co10" table:default-cell-style-name="Default"/>
        <table:table-column table:style-name="co11" table:number-columns-repeated="4" table:default-cell-style-name="Default"/>
        <table:table-column table:style-name="co9" table:number-columns-repeated="22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ci</text:p>
          </table:table-cell>
          <table:table-cell table:style-name="ce1" office:value-type="string" calcext:value-type="string">
            <text:p>donations_grants</text:p>
          </table:table-cell>
          <table:table-cell table:style-name="ce1" office:value-type="string" calcext:value-type="string">
            <text:p>sponsorship</text:p>
          </table:table-cell>
          <table:table-cell table:style-name="ce3" office:value-type="string" calcext:value-type="string">
            <text:p>registration_fees</text:p>
          </table:table-cell>
          <table:table-cell table:style-name="ce4" office:value-type="string" calcext:value-type="string">
            <text:p>travel_accommodation</text:p>
          </table:table-cell>
          <table:table-cell table:style-name="ce4" office:value-type="string" calcext:value-type="string">
            <text:p>fees</text:p>
          </table:table-cell>
          <table:table-cell table:style-name="ce4" office:value-type="string" calcext:value-type="string">
            <text:p>related_expens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4"/>
        </table:table-row>
        <table:table-row table:style-name="ro2">
          <table:table-cell office:value-type="string" calcext:value-type="string">
            <text:p>OTHER, NOT INCLUDED ABOVE - where information cannot be disclosed on an individual basis for legal reasons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Aggregate amount attributable to transfers of value to such Recipients 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office:value-type="float" office:value="2518" calcext:value-type="float">
            <text:p>2518</text:p>
          </table:table-cell>
          <table:table-cell office:value-type="float" office:value="22680" calcext:value-type="float">
            <text:p>22680</text:p>
          </table:table-cell>
          <table:table-cell office:value-type="float" office:value="105709" calcext:value-type="float">
            <text:p>105709</text:p>
          </table:table-cell>
          <table:table-cell office:value-type="float" office:value="18504" calcext:value-type="float">
            <text:p>18504</text:p>
          </table:table-cell>
          <table:table-cell office:value-type="float" office:value="149411" calcext:value-type="float">
            <text:p>149411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ber of Recipients in aggregate disclosure 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% of the number of Recipients included in the aggregate disclosure in the total number of Recipients disclosed 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6,56 %</text:p>
          </table:table-cell>
          <table:table-cell office:value-type="string" calcext:value-type="string">
            <text:p>10,42 %</text:p>
          </table:table-cell>
          <table:table-cell office:value-type="string" calcext:value-type="string">
            <text:p>22,47 %</text:p>
          </table:table-cell>
          <table:table-cell office:value-type="string" calcext:value-type="string">
            <text:p>47,37 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THER, NOT INCLUDED ABOVE - where information cannot be disclosed on an individual basis for legal reasons</text:p>
          </table:table-cell>
          <table:table-cell table:style-name="ce5"/>
          <table:table-cell/>
          <table:table-cell table:style-name="ce5" table:number-columns-repeated="3"/>
          <table:table-cell table:number-columns-repeated="21"/>
        </table:table-row>
        <table:table-row table:style-name="ro2">
          <table:table-cell office:value-type="string" calcext:value-type="string">
            <text:p>Aggregate amount attributable to transfers of value to such Recipients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450" calcext:value-type="float">
            <text:p>214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50" calcext:value-type="float">
            <text:p>214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ber of Recipients in aggregate disclosure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% of the number of Recipients included in the aggregate disclosure in the total number of Recipients disclosed </text:p>
          </table:table-cell>
          <table:table-cell table:number-columns-repeated="4"/>
          <table:table-cell office:value-type="string" calcext:value-type="string">
            <text:p>0,00 %</text:p>
          </table:table-cell>
          <table:table-cell office:value-type="string" calcext:value-type="string">
            <text:p>7,23%</text:p>
          </table:table-cell>
          <table:table-cell table:number-columns-repeated="4" office:value-type="string" calcext:value-type="string">
            <text:p>0,00 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11"/>
          <table:table-cell table:style-name="ce6" office:value-type="string" calcext:value-type="string">
            <text:p>SUMS</text:p>
          </table:table-cell>
          <table:table-cell table:number-columns-repeated="15"/>
        </table:table-row>
        <table:table-row table:style-name="ro2">
          <table:table-cell table:number-columns-repeated="11"/>
          <table:table-cell table:formula="of:=SUM(['Roche Pharma (Schweiz) AG'.L285:.L401])" office:value-type="float" office:value="5654337" calcext:value-type="float">
            <text:p>565433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5" table:number-columns-repeated="5"/>
          <table:table-cell table:number-columns-repeated="4"/>
          <table:table-cell table:formula="of:=SUM(['Roche Pharma (Schweiz) AG'.L2:.L285])" office:value-type="float" office:value="931864" calcext:value-type="float">
            <text:p>93186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0:22:18.88053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0:29:12.938133206</dc:date>
    <meta:editing-duration>PT1H4M48S</meta:editing-duration>
    <meta:editing-cycles>16</meta:editing-cycles>
    <meta:generator>LibreOffice/5.2.7.2$Linux_X86_64 LibreOffice_project/20$Build-2</meta:generator>
    <meta:document-statistic meta:table-count="2" meta:cell-count="5287" meta:object-count="0"/>
  </office:meta>
</office:document-meta>
</file>